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44000000420CE1CD5D.png" manifest:media-type="image/png"/>
  <manifest:file-entry manifest:full-path="Pictures/100017250000070C000006D69798B502.svg" manifest:media-type="image/svg+xml"/>
  <manifest:file-entry manifest:full-path="Pictures/100000010000043100000162B3A07623.png" manifest:media-type="image/png"/>
  <manifest:file-entry manifest:full-path="Pictures/1000000100000044000000428B65CEA5.png" manifest:media-type="image/png"/>
  <manifest:file-entry manifest:full-path="Pictures/1000171D0000070C000006D67BEDF4E9.svg" manifest:media-type="image/svg+xml"/>
  <manifest:file-entry manifest:full-path="Pictures/10000E5400000707000006D2E91941CF.svg" manifest:media-type="image/svg+xml"/>
  <manifest:file-entry manifest:full-path="Pictures/1000000100000044000000421BE8078F.png" manifest:media-type="image/png"/>
  <manifest:file-entry manifest:full-path="Pictures/100017270000070C000006D657EED6AE.svg" manifest:media-type="image/svg+xml"/>
  <manifest:file-entry manifest:full-path="Pictures/10002393000005100000051016A87D21.svg" manifest:media-type="image/svg+xml"/>
  <manifest:file-entry manifest:full-path="Pictures/100000010000003100000031A72790CE.png" manifest:media-type="image/png"/>
  <manifest:file-entry manifest:full-path="Pictures/10000001000000440000004208F7FFFF.png" manifest:media-type="image/png"/>
  <manifest:file-entry manifest:full-path="Pictures/100000010000004400000042D313DEF5.png" manifest:media-type="image/png"/>
  <manifest:file-entry manifest:full-path="Pictures/100022190000070C000006D61B0BE391.svg" manifest:media-type="image/svg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25.662cm" loext:decorative="false"/>
    </style:style>
    <style:style style:name="gr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091cm" fo:padding-top="0.165cm" fo:padding-bottom="0.165cm" fo:padding-left="0.29cm" fo:padding-right="0.29cm" loext:decorative="false"/>
    </style:style>
    <style:style style:name="gr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081cm" svg:stroke-color="#fafafa" draw:marker-start="" draw:marker-start-width="1.188cm" draw:marker-end="" draw:marker-end-width="0.578cm" draw:fill="none" draw:textarea-vertical-align="middle" fo:padding-top="0.165cm" fo:padding-bottom="0.165cm" fo:padding-left="0.29cm" fo:padding-right="0.29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729fc0" draw:opacity="100%" draw:textarea-horizontal-align="justify" draw:textarea-vertical-align="middle" draw:auto-grow-height="false" fo:min-height="11.933cm" fo:min-width="6.749cm" fo:padding-top="0.165cm" fo:padding-bottom="0.165cm" fo:padding-left="0.29cm" fo:padding-right="0.29cm" loext:decorative="false"/>
    </style:style>
    <style:style style:name="gr1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1" style:family="graphic">
      <style:graphic-properties style:writing-mode="lr-tb" loext:decorative="false"/>
    </style:style>
    <style:style style:name="gr12" style:family="graphic" style:parent-style-name="standard">
      <style:graphic-properties draw:stroke="none" draw:fill-color="#fafafa" draw:textarea-horizontal-align="justify" draw:textarea-vertical-align="middle" draw:auto-grow-height="false" fo:min-height="1.404cm" fo:min-width="3.4cm" loext:decorative="false"/>
    </style:style>
    <style:style style:name="gr13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059cm" loext:decorative="false"/>
    </style:style>
    <style:style style:name="gr14" style:family="graphic" style:parent-style-name="standard">
      <style:graphic-properties draw:stroke="none" draw:fill-color="#fafafa" draw:textarea-horizontal-align="justify" draw:textarea-vertical-align="middle" draw:auto-grow-height="false" fo:min-height="2.089cm" fo:min-width="1.839cm" loext:decorative="false"/>
    </style:style>
    <style:style style:name="gr15" style:family="graphic" style:parent-style-name="standard">
      <style:graphic-properties draw:stroke="none" draw:fill-color="#fafafa" draw:textarea-horizontal-align="justify" draw:textarea-vertical-align="middle" draw:auto-grow-height="false" fo:min-height="1.7cm" fo:min-width="1.451cm" loext:decorative="false"/>
    </style:style>
    <style:style style:name="gr16" style:family="graphic" style:parent-style-name="standard">
      <style:graphic-properties draw:stroke="none" draw:fill-color="#fafafa" draw:textarea-horizontal-align="justify" draw:textarea-vertical-align="middle" draw:auto-grow-height="false" fo:min-height="1.309cm" fo:min-width="1.209cm" loext:decorative="false"/>
    </style:style>
    <style:style style:name="gr17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19" style:family="graphic" style:parent-style-name="standard">
      <style:graphic-properties draw:stroke="solid" draw:stroke-dash="Long_20_Dash" svg:stroke-width="0.081cm" svg:stroke-color="#729fcf" draw:marker-start-width="0.321cm" draw:marker-end-width="0.321cm" draw:fill="solid" draw:fill-color="#d4edfb" draw:opacity="100%" draw:textarea-horizontal-align="justify" draw:textarea-vertical-align="middle" draw:auto-grow-height="false" fo:min-height="10.632cm" fo:min-width="6.112cm" fo:padding-top="0.165cm" fo:padding-bottom="0.165cm" fo:padding-left="0.29cm" fo:padding-right="0.29cm" loext:decorative="false"/>
    </style:style>
    <style:style style:name="gr2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2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4" style:family="graphic" style:parent-style-name="standard">
      <style:graphic-properties svg:stroke-width="0.028cm" svg:stroke-color="#3465a4" draw:marker-start="Стили_20_стрелок_20_2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5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</style:style>
    <style:style style:name="gr2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8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29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30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1" style:family="graphic" style:parent-style-name="standard" style:list-style-name="L2">
      <style:graphic-properties draw:stroke="none" svg:stroke-width="0.035cm" draw:stroke-linejoin="miter" svg:stroke-linecap="butt" draw:fill="solid" draw:fill-color="#ff7f2a" draw:textarea-vertical-align="middle" draw:auto-grow-height="false" draw:fit-to-size="false" style:shrink-to-fit="false" fo:min-height="1.624cm" fo:min-width="1.624cm" fo:padding-top="0.141cm" fo:padding-bottom="0.141cm" fo:padding-left="0.141cm" fo:padding-right="0.141cm" fo:wrap-option="wrap" style:writing-mode="lr-tb" loext:decorative="false"/>
      <style:paragraph-properties style:writing-mode="lr-tb"/>
    </style:style>
    <style:style style:name="gr32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4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5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36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37" style:family="graphic" style:parent-style-name="standard">
      <style:graphic-properties draw:stroke="solid" svg:stroke-color="#990000" draw:fill-color="#fe0202" draw:opacity="73%" draw:textarea-horizontal-align="justify" draw:textarea-vertical-align="middle" draw:auto-grow-height="false" fo:min-height="1.015cm" fo:min-width="0.832cm" draw:shadow="hidden" loext:decorative="false"/>
    </style:style>
    <style:style style:name="gr3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9" style:family="graphic" style:parent-style-name="standard">
      <style:graphic-properties draw:stroke="none" draw:fill-color="#ffffff" draw:textarea-horizontal-align="justify" draw:textarea-vertical-align="middle" draw:auto-grow-height="false" fo:min-height="13.466cm" fo:min-width="17.407cm" loext:decorative="false"/>
    </style:style>
    <style:style style:name="gr40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1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2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3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4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none" draw:stroke-dash="Long_20_Dash" svg:stroke-width="0.028cm" draw:marker-start-width="0.19cm" draw:marker-end-width="0.19cm" draw:stroke-linejoin="miter" draw:fill="none" draw:fill-color="#fafafa" draw:textarea-vertical-align="middle" draw:auto-grow-height="true" draw:fit-to-size="false" style:shrink-to-fit="false" fo:min-height="0cm" fo:min-width="0cm" fo:padding-top="0.138cm" fo:padding-bottom="0.138cm" fo:padding-left="0.138cm" fo:padding-right="0.138cm" fo:wrap-option="wrap" style:writing-mode="lr-tb" loext:decorative="false"/>
      <style:paragraph-properties style:writing-mode="lr-tb"/>
    </style:style>
    <style:style style:name="gr47" style:family="graphic" style:parent-style-name="standard" style:list-style-name="L2">
      <style:graphic-properties draw:stroke="none" svg:stroke-width="0.035cm" draw:stroke-linejoin="miter" draw:fill="none" draw:textarea-vertical-align="middle" draw:auto-grow-height="true" draw:fit-to-size="false" style:shrink-to-fit="false" fo:min-height="0cm" fo:min-width="0cm" fo:padding-top="0.141cm" fo:padding-bottom="0.141cm" fo:padding-left="0.141cm" fo:padding-right="0.141cm" fo:wrap-option="no-wrap" style:writing-mode="lr-tb" loext:decorative="false"/>
      <style:paragraph-properties style:writing-mode="lr-tb"/>
    </style:style>
    <style:style style:name="gr48" style:family="graphic" style:parent-style-name="standard">
      <style:graphic-properties svg:stroke-width="0.028cm" svg:stroke-color="#3465a4" draw:marker-start="" draw:marker-start-width="0.342cm" draw:marker-end="Стили_20_стрелок_20_3" draw:marker-end-width="0.342cm" draw:textarea-vertical-align="middle" fo:padding-top="0.139cm" fo:padding-bottom="0.139cm" fo:padding-left="0.264cm" fo:padding-right="0.264cm" loext:decorative="false"/>
      <style:paragraph-properties style:writing-mode="lr-tb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3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1pt" fo:font-weight="bold" style:font-size-asian="11pt" style:font-weight-asian="bold" style:font-size-complex="11pt" style:font-weight-complex="bold" fo:hyphenate="false"/>
    </style:style>
    <style:style style:name="P4" style:family="paragraph">
      <loext:graphic-properties draw:fill="solid" draw:fill-color="#d4edfb" draw:opacity="100%"/>
      <style:paragraph-properties fo:text-align="center"/>
    </style:style>
    <style:style style:name="P5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6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fo:font-size="12pt" fo:font-weight="normal" style:font-size-asian="12pt" style:font-weight-asian="normal" style:font-size-complex="12pt" style:font-weight-complex="normal" fo:hyphenate="false"/>
    </style:style>
    <style:style style:name="P7" style:family="paragraph">
      <style:paragraph-properties fo:margin-left="0cm" fo:margin-right="0cm" fo:margin-top="0.494cm" fo:margin-bottom="0cm" fo:line-height="100%" fo:text-align="start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8" style:family="paragraph">
      <loext:graphic-properties draw:fill="none"/>
      <style:paragraph-properties fo:margin-left="0cm" fo:margin-right="0cm" fo:margin-top="0.494cm" fo:margin-bottom="0cm" fo:line-height="100%" fo:text-align="start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4pt" fo:font-weight="bold" style:font-weight-asian="bold" style:font-weight-complex="bold" fo:hyphenate="false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1" style:family="paragraph">
      <loext:graphic-properties draw:fill="none" draw:fill-color="#fafafa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597fa7" loext:opacity="100%" style:font-name="Arial" fo:font-size="15pt" fo:font-weight="bold" style:font-size-asian="15pt" style:font-weight-asian="bold" style:font-size-complex="15pt" style:font-weight-complex="bold" fo:hyphenate="false"/>
    </style:style>
    <style:style style:name="P12" style:family="paragraph">
      <loext:graphic-properties draw:fill="solid" draw:fill-color="#729fc0" draw:opacity="100%"/>
      <style:paragraph-properties fo:text-align="center"/>
    </style:style>
    <style:style style:name="P13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4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ffffff" loext:opacity="100%" fo:font-size="14pt" fo:font-weight="bold" style:font-weight-asian="bold" style:font-weight-complex="bold" fo:hyphenate="false"/>
    </style:style>
    <style:style style:name="P15" style:family="paragraph">
      <loext:graphic-properties draw:fill-color="#fafafa"/>
      <style:paragraph-properties fo:text-align="center"/>
    </style:style>
    <style:style style:name="P16" style:family="paragraph">
      <loext:graphic-properties draw:fill="solid" draw:fill-color="#ff7f2a"/>
      <style:paragraph-properties fo:margin-left="0cm" fo:margin-right="0cm" fo:margin-top="0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36pt" fo:hyphenate="false"/>
    </style:style>
    <style:style style:name="P17" style:family="paragraph"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8" style:family="paragraph">
      <loext:graphic-properties draw:fill="none"/>
      <style:paragraph-properties fo:margin-left="0cm" fo:margin-right="0cm" fo:margin-top="0.494cm" fo:margin-bottom="0cm" fo:line-height="100%" fo:text-align="center" fo:text-indent="0cm" style:punctuation-wrap="simple" loext:tab-stop-distance="0cm" style:writing-mode="lr-tb" style:font-independent-line-spacing="true">
        <style:tab-stops>
          <style:tab-stop style:position="0cm"/>
        </style:tab-stops>
      </style:paragraph-properties>
      <style:text-properties fo:color="#3465a4" loext:opacity="100%" style:font-name="Arial" fo:font-size="13pt" fo:font-weight="normal" style:font-size-asian="13pt" style:font-weight-asian="normal" style:font-size-complex="13pt" style:font-weight-complex="normal" fo:hyphenate="false"/>
    </style:style>
    <style:style style:name="P19" style:family="paragraph">
      <style:paragraph-properties fo:text-align="center"/>
      <style:text-properties fo:font-weight="bold"/>
    </style:style>
    <style:style style:name="P20" style:family="paragraph">
      <loext:graphic-properties draw:fill-color="#fe0202" draw:opacity="73%"/>
      <style:paragraph-properties fo:text-align="center"/>
    </style:style>
    <style:style style:name="P21" style:family="paragraph">
      <style:paragraph-properties fo:text-align="center"/>
    </style:style>
    <style:style style:name="T1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1pt" fo:letter-spacing="0.005cm" fo:font-style="normal" style:text-underline-style="none" fo:font-weight="bold" style:font-name-asian="DIN Alternate Bold" style:font-size-asian="11pt" style:font-style-asian="normal" style:font-weight-asian="bold" style:font-name-complex="DIN Alternate Bold" style:font-size-complex="11pt" style:font-style-complex="normal" style:font-weight-complex="bold"/>
    </style:style>
    <style:style style:name="T2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3pt" fo:letter-spacing="0.005cm" fo:font-style="normal" style:text-underline-style="none" fo:font-weight="bold" style:font-name-asian="DIN Alternate Bold" style:font-size-asian="13pt" style:font-style-asian="normal" style:font-weight-asian="bold" style:font-name-complex="DIN Alternate Bold" style:font-size-complex="13pt" style:font-style-complex="normal" style:font-weight-complex="bold"/>
    </style:style>
    <style:style style:name="T3" style:family="text">
      <style:text-properties fo:font-variant="normal" fo:text-transform="none" fo:color="#3465a4" loext:opacity="100%" style:text-line-through-style="none" style:text-line-through-type="none" style:text-position="0% 100%" style:font-name="Arial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4" style:family="text">
      <style:text-properties fo:font-variant="normal" fo:text-transform="none" fo:color="#597fa7" loext:opacity="100%" style:text-line-through-style="none" style:text-line-through-type="none" style:text-position="0% 100%" style:font-name="Arial" fo:font-size="15pt" fo:letter-spacing="0.005cm" fo:font-style="normal" style:text-underline-style="none" fo:font-weight="bold" style:font-name-asian="DIN Alternate Bold" style:font-size-asian="15pt" style:font-style-asian="normal" style:font-weight-asian="bold" style:font-name-complex="DIN Alternate Bold" style:font-size-complex="15pt" style:font-style-complex="normal" style:font-weight-complex="bold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style:style style:name="T6" style:family="text">
      <style:text-properties fo:font-variant="normal" fo:text-transform="none" fo:color="#ffffff" loext:opacity="100%" style:text-line-through-style="none" style:text-line-through-type="none" style:text-position="0% 100%" style:font-name="DIN Alternate Bold" fo:font-size="14pt" fo:letter-spacing="0.005cm" fo:font-style="normal" style:text-underline-style="none" fo:font-weight="bold" style:font-name-asian="DIN Alternate Bold" style:font-size-asian="14pt" style:font-style-asian="normal" style:font-weight-asian="bold" style:font-name-complex="DIN Alternate 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fffff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92257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3" draw:style-name="gr2" draw:text-style-name="P3" draw:layer="layout" svg:width="2.119cm" svg:height="0.75cm" svg:x="12.349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4" draw:style-name="gr4" draw:text-style-name="P6" draw:layer="layout" svg:width="2.968cm" svg:height="0.835cm" svg:x="4.673cm" svg:y="10.169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1" draw:style-name="gr5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4" draw:style-name="gr8" draw:text-style-name="P11" draw:layer="layout" svg:width="5.108cm" svg:height="0.913cm" svg:x="2.012cm" svg:y="12.933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1" draw:style-name="gr10" draw:text-style-name="P14" draw:layer="layout" svg:width="7.62cm" svg:height="0.877cm" svg:x="9.63cm" svg:y="11.154cm">
          <text:p text:style-name="P13"><text:span text:style-name="T5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style-name="gr12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17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6A87D21.svg" xlink:type="simple" xlink:show="embed" xlink:actuate="onLoad" draw:mime-type="image/svg+xml">
              <text:p/>
            </draw:image>
            <draw:image xlink:href="Pictures/100000010000003100000031A72790C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803cm" svg:height="1.749cm" svg:x="5.267cm" svg:y="8.365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44000000421BE8078F.png" xlink:type="simple" xlink:show="embed" xlink:actuate="onLoad" draw:mime-type="image/png"/>
        </draw:frame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g draw:style-name="gr11">
          <draw:custom-shape draw:name="DB Pod N_ 1" draw:style-name="gr18" draw:text-style-name="P18" draw:layer="layout" svg:width="2.216cm" svg:height="0.835cm" svg:x="1.761cm" svg:y="11.503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</draw:g>
        <draw:custom-shape draw:style-name="gr19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2" draw:style-name="gr20" draw:text-style-name="P6" draw:layer="layout" svg:width="2.968cm" svg:height="0.835cm" svg:x="18.974cm" svg:y="10.19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1" draw:style-name="gr21" draw:text-style-name="P8" draw:layer="layout" svg:width="2.411cm" svg:height="0.877cm" svg:x="22.4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 1" draw:style-name="gr22" draw:text-style-name="P11" draw:layer="layout" svg:width="5.108cm" svg:height="0.913cm" svg:x="19.613cm" svg:y="12.955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9.2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g draw:style-name="gr11">
          <draw:custom-shape draw:name="DB Pod N_ 1" draw:style-name="gr23" draw:text-style-name="P18" draw:layer="layout" svg:width="2.216cm" svg:height="0.835cm" svg:x="22.562cm" svg:y="11.525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32cm" svg:y="7.096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0CE1CD5D.png" xlink:type="simple" xlink:show="embed" xlink:actuate="onLoad" draw:mime-type="image/png"/>
          </draw:frame>
          <draw:frame draw:style-name="gr7" draw:text-style-name="P9" draw:layer="layout" svg:width="1.803cm" svg:height="1.749cm" svg:x="22.733cm" svg:y="8.3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0CE1CD5D.png" xlink:type="simple" xlink:show="embed" xlink:actuate="onLoad" draw:mime-type="image/png"/>
          </draw:frame>
          <draw:frame draw:style-name="gr7" draw:text-style-name="P9" draw:layer="layout" svg:width="1.803cm" svg:height="1.749cm" svg:x="22.733cm" svg:y="9.6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0CE1CD5D.png" xlink:type="simple" xlink:show="embed" xlink:actuate="onLoad" draw:mime-type="image/png"/>
          </draw:frame>
          <draw:frame draw:style-name="gr7" draw:text-style-name="P9" draw:layer="layout" svg:width="1.803cm" svg:height="1.749cm" svg:x="19.415cm" svg:y="8.295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19" draw:layer="layout" svg:x1="7.323cm" svg:y1="9.382cm" svg:x2="12.211cm" svg:y2="9.382cm">
          <text:p/>
        </draw:line>
        <draw:line draw:style-name="gr25" draw:text-style-name="P19" draw:layer="layout" svg:x1="14.751cm" svg:y1="9.382cm" svg:x2="19.288cm" svg:y2="9.382cm">
          <text:p/>
        </draw:line>
      </draw:page>
      <draw:page draw:name="page2" draw:style-name="dp1" draw:master-page-name="Обычный">
        <draw:custom-shape draw:style-name="gr1" draw:text-style-name="P1" draw:layer="layout" svg:width="26.162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name="DB Pod N_ 5" draw:style-name="gr26" draw:text-style-name="P3" draw:layer="layout" svg:width="2.119cm" svg:height="0.75cm" svg:x="12.349cm" svg:y="8.228cm">
          <text:p text:style-name="P2"><text:span text:style-name="T1">DB Pod 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6" draw:style-name="gr27" draw:text-style-name="P6" draw:layer="layout" svg:width="2.968cm" svg:height="0.835cm" svg:x="4.673cm" svg:y="10.169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4" draw:style-name="gr28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 5" draw:style-name="gr29" draw:text-style-name="P11" draw:layer="layout" svg:width="5.108cm" svg:height="0.913cm" svg:x="2.012cm" svg:y="12.933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12" draw:layer="layout" svg:width="7.385cm" svg:height="12.319cm" svg:x="9.665cm" svg:y="2.65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284.7213900539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Storage Area Network_ 6" draw:style-name="gr30" draw:text-style-name="P14" draw:layer="layout" svg:width="7.62cm" svg:height="0.877cm" svg:x="9.63cm" svg:y="11.154cm">
          <text:p text:style-name="P13"><text:span text:style-name="T6">Backup storag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style-name="gr11">
          <draw:custom-shape draw:style-name="gr12" draw:text-style-name="P15" draw:layer="layout" svg:width="3.9cm" svg:height="1.654cm" svg:x="11.226cm" svg:y="8.868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15" draw:layer="layout" svg:width="2.205cm" svg:height="2.205cm" svg:x="10.365cm" svg:y="8.3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" draw:text-style-name="P15" draw:layer="layout" svg:width="3.307cm" svg:height="3.307cm" svg:x="12.37cm" svg:y="6.663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5" draw:text-style-name="P15" draw:layer="layout" svg:width="2.757cm" svg:height="2.756cm" svg:x="13.693cm" svg:y="7.766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6" draw:text-style-name="P15" draw:layer="layout" svg:width="2.415cm" svg:height="2.205cm" svg:x="11.28cm" svg:y="7.25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name="CSI_4" draw:style-name="gr31" draw:text-style-name="P16" draw:layer="layout" svg:width="1.905cm" svg:height="1.905cm" svg:x="12.506cm" svg:y="8.07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Res_Amazon-Simple-Storage_Bucket_1" draw:style-name="gr7" draw:text-style-name="P9" draw:layer="layout" svg:width="1.295cm" svg:height="1.295cm" svg:x="12.821cm" svg:y="8.39cm">
            <draw:image xlink:href="Pictures/10002393000005100000051016A87D21.svg" xlink:type="simple" xlink:show="embed" xlink:actuate="onLoad" draw:mime-type="image/svg+xml">
              <text:p/>
            </draw:image>
            <draw:image xlink:href="Pictures/100000010000003100000031A72790CE.png" xlink:type="simple" xlink:show="embed" xlink:actuate="onLoad" draw:mime-type="image/png"/>
            <svg:title>Icon-Resource/Storage/Res_Amazon-Simple-Storage_Bucket_48_Dark</svg:title>
          </draw:frame>
        </draw:g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g draw:style-name="gr11">
          <draw:custom-shape draw:name="DB Pod N_ 1" draw:style-name="gr32" draw:text-style-name="P18" draw:layer="layout" svg:width="2.216cm" svg:height="0.835cm" svg:x="1.761cm" svg:y="11.503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.966cm" svg:y="7.09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1.966cm" svg:y="8.377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1.966cm" svg:y="9.65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5.293cm" svg:y="8.366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</draw:g>
        <draw:custom-shape draw:style-name="gr19" draw:text-style-name="P4" draw:layer="layout" svg:width="7.006cm" svg:height="11.276cm" svg:x="18.6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7" draw:style-name="gr33" draw:text-style-name="P6" draw:layer="layout" svg:width="2.968cm" svg:height="0.835cm" svg:x="18.974cm" svg:y="10.191cm">
          <text:p text:style-name="P5"><text:span text:style-name="T2">pgBackRes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5" draw:style-name="gr34" draw:text-style-name="P8" draw:layer="layout" svg:width="2.411cm" svg:height="0.877cm" svg:x="22.4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22.7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 7" draw:style-name="gr35" draw:text-style-name="P11" draw:layer="layout" svg:width="5.108cm" svg:height="0.913cm" svg:x="19.613cm" svg:y="12.955cm">
          <text:p text:style-name="P10"><text:span text:style-name="T4">cluster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9.468cm" svg:y="8.387cm">
          <draw:image xlink:href="Pictures/100017270000070C000006D657EED6AE.svg" xlink:type="simple" xlink:show="embed" xlink:actuate="onLoad" draw:mime-type="image/svg+xml">
            <text:p/>
          </draw:image>
          <draw:image xlink:href="Pictures/1000000100000044000000421BE8078F.png" xlink:type="simple" xlink:show="embed" xlink:actuate="onLoad" draw:mime-type="image/png"/>
        </draw:frame>
        <draw:frame draw:style-name="gr7" draw:text-style-name="P9" draw:layer="layout" svg:width="1.158cm" svg:height="1.124cm" svg:x="19.2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g draw:style-name="gr11">
          <draw:custom-shape draw:name="DB Pod N_ 1" draw:style-name="gr36" draw:text-style-name="P18" draw:layer="layout" svg:width="2.216cm" svg:height="0.835cm" svg:x="22.562cm" svg:y="11.525cm">
            <text:p text:style-name="P17"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22.767cm" svg:y="7.118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22.767cm" svg:y="8.399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  <draw:frame draw:style-name="gr7" draw:text-style-name="P9" draw:layer="layout" svg:width="1.803cm" svg:height="1.749cm" svg:x="22.767cm" svg:y="9.678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8.738cm" svg:y1="12.487cm" svg:x2="25.627cm" svg:y2="12.487cm">
          <text:p/>
        </draw:line>
        <draw:line draw:style-name="gr6" draw:text-style-name="P9" draw:layer="layout" svg:x1="18.735cm" svg:y1="6.487cm" svg:x2="25.624cm" svg:y2="6.487cm">
          <text:p/>
        </draw:line>
        <draw:line draw:style-name="gr24" draw:text-style-name="P19" draw:layer="layout" svg:x1="14.751cm" svg:y1="9.382cm" svg:x2="19.415cm" svg:y2="9.382cm">
          <text:p/>
        </draw:line>
        <draw:polygon draw:style-name="gr37" draw:text-style-name="P20" draw:layer="layout" svg:width="7.87cm" svg:height="7.87cm" svg:x="0.502cm" svg:y="5.195cm" svg:viewBox="0 0 7871 7871" draw:points="6852,0 7804,931 4854,3948 7871,6899 6987,7803 3969,4853 1018,7871 66,6939 3017,3922 0,971 884,67 3902,3017">
          <text:p/>
        </draw:polygon>
      </draw:page>
      <draw:page draw:name="page3" draw:style-name="dp1" draw:master-page-name="Обычный">
        <draw:frame draw:style-name="gr38" draw:text-style-name="P21" draw:layer="layout" svg:width="25.939cm" svg:height="8.556cm" svg:x="-18.843cm" svg:y="15.732cm">
          <draw:image xlink:href="Pictures/100000010000043100000162B3A07623.png" xlink:type="simple" xlink:show="embed" xlink:actuate="onLoad" draw:mime-type="image/png">
            <text:p/>
          </draw:image>
        </draw:frame>
        <draw:custom-shape draw:style-name="gr39" draw:text-style-name="P1" draw:layer="layout" svg:width="17.907cm" svg:height="13.716cm" svg:x="0.365cm" svg:y="1.88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.985cm" svg:height="11.276cm" svg:x="1.024cm" svg:y="3.159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4" draw:style-name="gr40" draw:text-style-name="P6" draw:layer="layout" svg:width="2.018cm" svg:height="1.382cm" svg:x="5.151cm" svg:y="9.896cm">
          <text:p text:style-name="P5"><text:span text:style-name="T2">Primary</text:span><text:span text:style-name="T2"><text:line-break/></text:span><text:span text:style-name="T2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2" draw:style-name="gr41" draw:text-style-name="P8" draw:layer="layout" svg:width="2.411cm" svg:height="0.877cm" svg:x="4.966cm" svg:y="5.466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line draw:style-name="gr6" draw:text-style-name="P9" draw:layer="layout" svg:x1="1.08cm" svg:y1="12.487cm" svg:x2="7.969cm" svg:y2="12.487cm">
          <text:p/>
        </draw:line>
        <draw:frame draw:style-name="gr7" draw:text-style-name="P9" draw:layer="layout" svg:width="1.803cm" svg:height="1.749cm" svg:x="5.273cm" svg:y="3.791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 2" draw:style-name="gr42" draw:text-style-name="P11" draw:layer="layout" svg:width="5.108cm" svg:height="0.913cm" svg:x="2.012cm" svg:y="12.933cm">
          <text:p text:style-name="P10"><text:span text:style-name="T4">cluster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.644cm" svg:y="2.582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custom-shape draw:name="DB Pod N_ 1" draw:style-name="gr43" draw:text-style-name="P18" draw:layer="layout" svg:width="2.216cm" svg:height="1.382cm" svg:x="1.761cm" svg:y="10.63cm">
          <text:p text:style-name="P17"><text:span text:style-name="T2">Replica</text:span><text:span text:style-name="T2"><text:line-break/></text:span><text:span text:style-name="T2">DB Pod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5.318cm" svg:y="8.395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8B65CEA5.png" xlink:type="simple" xlink:show="embed" xlink:actuate="onLoad" draw:mime-type="image/png"/>
        </draw:frame>
        <draw:frame draw:style-name="gr7" draw:text-style-name="P9" draw:layer="layout" svg:width="1.803cm" svg:height="1.749cm" svg:x="1.966cm" svg:y="7.777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8B65CEA5.png" xlink:type="simple" xlink:show="embed" xlink:actuate="onLoad" draw:mime-type="image/png"/>
        </draw:frame>
        <draw:frame draw:style-name="gr7" draw:text-style-name="P9" draw:layer="layout" svg:width="1.803cm" svg:height="1.749cm" svg:x="1.966cm" svg:y="9.056cm">
          <draw:image xlink:href="Pictures/1000171D0000070C000006D67BEDF4E9.svg" xlink:type="simple" xlink:show="embed" xlink:actuate="onLoad" draw:mime-type="image/svg+xml">
            <text:p/>
          </draw:image>
          <draw:image xlink:href="Pictures/1000000100000044000000428B65CEA5.png" xlink:type="simple" xlink:show="embed" xlink:actuate="onLoad" draw:mime-type="image/png"/>
        </draw:frame>
        <draw:custom-shape draw:style-name="gr19" draw:text-style-name="P4" draw:layer="layout" svg:width="7.006cm" svg:height="11.276cm" svg:x="10.478cm" svg:y="3.181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1658.66205020403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name="DB Pod N_ 8" draw:style-name="gr44" draw:text-style-name="P6" draw:layer="layout" svg:width="2.022cm" svg:height="1.382cm" svg:x="11.247cm" svg:y="9.918cm">
          <text:p text:style-name="P5"><text:span text:style-name="T2">Primary</text:span><text:span text:style-name="T2"><text:line-break/></text:span><text:span text:style-name="T2">DB Pod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Operator_ 3" draw:style-name="gr45" draw:text-style-name="P8" draw:layer="layout" svg:width="2.411cm" svg:height="0.877cm" svg:x="14.267cm" svg:y="5.488cm">
          <text:p text:style-name="P7"><text:span text:style-name="T3">Operato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803cm" svg:height="1.749cm" svg:x="14.574cm" svg:y="3.813cm">
          <draw:image xlink:href="Pictures/100022190000070C000006D61B0BE391.svg" xlink:type="simple" xlink:show="embed" xlink:actuate="onLoad" draw:mime-type="image/svg+xml">
            <text:p/>
          </draw:image>
          <draw:image xlink:href="Pictures/10000001000000440000004208F7FFFF.png" xlink:type="simple" xlink:show="embed" xlink:actuate="onLoad" draw:mime-type="image/png"/>
        </draw:frame>
        <draw:custom-shape draw:name="Storage Area Network_ 4" draw:style-name="gr46" draw:text-style-name="P11" draw:layer="layout" svg:width="5.108cm" svg:height="0.913cm" svg:x="11.413cm" svg:y="12.955cm">
          <text:p text:style-name="P10"><text:span text:style-name="T4">cluster2 (standby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7" draw:text-style-name="P9" draw:layer="layout" svg:width="1.158cm" svg:height="1.124cm" svg:x="11.045cm" svg:y="2.604cm">
          <draw:image xlink:href="Pictures/10000E5400000707000006D2E91941CF.svg" xlink:type="simple" xlink:show="embed" xlink:actuate="onLoad" draw:mime-type="image/svg+xml">
            <text:p/>
          </draw:image>
          <draw:image xlink:href="Pictures/100000010000004400000042D313DEF5.png" xlink:type="simple" xlink:show="embed" xlink:actuate="onLoad" draw:mime-type="image/png"/>
        </draw:frame>
        <draw:g draw:style-name="gr11">
          <draw:custom-shape draw:name="DB Pod N_ 1" draw:style-name="gr47" draw:text-style-name="P18" draw:layer="layout" svg:width="2.216cm" svg:height="1.382cm" svg:x="14.562cm" svg:y="10.552cm">
            <text:p text:style-name="P17"><text:span text:style-name="T2">Replica</text:span><text:span text:style-name="T2"><text:line-break/></text:span><text:span text:style-name="T2">DB Pods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style-name="gr7" draw:text-style-name="P9" draw:layer="layout" svg:width="1.803cm" svg:height="1.749cm" svg:x="14.733cm" svg:y="7.6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0CE1CD5D.png" xlink:type="simple" xlink:show="embed" xlink:actuate="onLoad" draw:mime-type="image/png"/>
          </draw:frame>
          <draw:frame draw:style-name="gr7" draw:text-style-name="P9" draw:layer="layout" svg:width="1.803cm" svg:height="1.749cm" svg:x="14.733cm" svg:y="8.997cm">
            <draw:image xlink:href="Pictures/100017250000070C000006D69798B502.svg" xlink:type="simple" xlink:show="embed" xlink:actuate="onLoad" draw:mime-type="image/svg+xml">
              <text:p/>
            </draw:image>
            <draw:image xlink:href="Pictures/1000000100000044000000420CE1CD5D.png" xlink:type="simple" xlink:show="embed" xlink:actuate="onLoad" draw:mime-type="image/png"/>
          </draw:frame>
          <draw:frame draw:style-name="gr7" draw:text-style-name="P9" draw:layer="layout" svg:width="1.803cm" svg:height="1.749cm" svg:x="11.215cm" svg:y="8.295cm">
            <draw:image xlink:href="Pictures/1000171D0000070C000006D67BEDF4E9.svg" xlink:type="simple" xlink:show="embed" xlink:actuate="onLoad" draw:mime-type="image/svg+xml">
              <text:p/>
            </draw:image>
            <draw:image xlink:href="Pictures/1000000100000044000000428B65CEA5.png" xlink:type="simple" xlink:show="embed" xlink:actuate="onLoad" draw:mime-type="image/png"/>
          </draw:frame>
        </draw:g>
        <draw:line draw:style-name="gr6" draw:text-style-name="P9" draw:layer="layout" svg:x1="1.077cm" svg:y1="6.487cm" svg:x2="7.966cm" svg:y2="6.487cm">
          <text:p/>
        </draw:line>
        <draw:line draw:style-name="gr6" draw:text-style-name="P9" draw:layer="layout" svg:x1="10.538cm" svg:y1="12.487cm" svg:x2="17.427cm" svg:y2="12.487cm">
          <text:p/>
        </draw:line>
        <draw:line draw:style-name="gr6" draw:text-style-name="P9" draw:layer="layout" svg:x1="10.535cm" svg:y1="6.487cm" svg:x2="17.424cm" svg:y2="6.487cm">
          <text:p/>
        </draw:line>
        <draw:line draw:style-name="gr48" draw:text-style-name="P19" draw:layer="layout" svg:x1="13.147cm" svg:y1="9.382cm" svg:x2="14.716cm" svg:y2="9.382cm">
          <text:p text:style-name="P19"><text:s text:c="16"/></text:p>
        </draw:line>
        <draw:line draw:style-name="gr25" draw:text-style-name="P19" draw:layer="layout" svg:x1="7.241cm" svg:y1="9.382cm" svg:x2="11.115cm" svg:y2="9.382cm">
          <text:p/>
        </draw:line>
        <draw:line draw:style-name="gr25" draw:text-style-name="P19" draw:layer="layout" svg:x1="5.105cm" svg:y1="9.382cm" svg:x2="3.616cm" svg:y2="9.382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adornments="Полужирный" style:font-family-generic="swiss" style:font-pitch="variable"/>
    <style:font-face style:name="DIN Alternate Bold" svg:font-family="'DIN Alternate Bold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Заливка_20_жёлтым" draw:display-name="Заливка жёлтым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Заливка_20_зелёным" draw:display-name="Заливка зелёным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Заливка_20_красным" draw:display-name="Заливка красным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Заливка_20_синим" draw:display-name="Заливка синим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Фигуры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Стили_20_стрелок_20_2" draw:display-name="Стили стрелок 2" svg:viewBox="0 0 20 20" svg:d="M0 20l10-20 10 20z"/>
    <draw:marker draw:name="Стили_20_стрелок_20_3" draw:display-name="Стили стрелок 3" svg:viewBox="0 0 20 20" svg:d="M0 20l10-20 10 20z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1-30T19:12:05.118822151</meta:creation-date>
    <dc:date>2024-06-06T01:03:27.158543025</dc:date>
    <meta:editing-duration>PT1H1M19S</meta:editing-duration>
    <meta:editing-cycles>10</meta:editing-cycles>
    <meta:generator>LibreOffice/24.2.3.2$Linux_X86_64 LibreOffice_project/420$Build-2</meta:generator>
    <meta:document-statistic meta:object-count="114"/>
  </office:meta>
</office:document-meta>
</file>